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-0.0521in" fo:margin-top="0in" fo:margin-bottom="0in" table:align="left"/>
    </style:style>
    <style:style style:name="Table1.A" style:family="table-column">
      <style:table-column-properties style:column-width="0.9264in"/>
    </style:style>
    <style:style style:name="Table1.B" style:family="table-column">
      <style:table-column-properties style:column-width="1.2083in"/>
    </style:style>
    <style:style style:name="Table1.C" style:family="table-column">
      <style:table-column-properties style:column-width="1.5417in"/>
    </style:style>
    <style:style style:name="Table1.D" style:family="table-column">
      <style:table-column-properties style:column-width="2.82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434343" fo:padding="0.0694in" fo:border-left="1.5pt solid #000000" fo:border-right="1pt solid #000000" fo:border-top="1.5pt solid #000000" fo:border-bottom="1.5pt solid #000000">
        <style:background-image/>
      </style:table-cell-properties>
    </style:style>
    <style:style style:name="Table1.D1" style:family="table-cell">
      <style:table-cell-properties style:vertical-align="" fo:background-color="#434343" fo:padding="0.0694in" fo:border-left="1pt solid #000000" fo:border-right="1.5pt solid #000000" fo:border-top="1.5pt solid #000000" fo:border-bottom="1.5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-0.0521in" fo:margin-top="0in" fo:margin-bottom="0in" fo:break-before="auto" fo:break-after="auto" table:align="left"/>
    </style:style>
    <style:style style:name="Table2.A" style:family="table-column">
      <style:table-column-properties style:column-width="3.0938in"/>
    </style:style>
    <style:style style:name="Table2.B" style:family="table-column">
      <style:table-column-properties style:column-width="3.405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434343" fo:padding="0.0694in" fo:border-left="1.5pt solid #000000" fo:border-right="1pt solid #000000" fo:border-top="1.5pt solid #000000" fo:border-bottom="1.5pt solid #000000">
        <style:background-image/>
      </style:table-cell-properties>
    </style:style>
    <style:style style:name="Table2.B1" style:family="table-cell">
      <style:table-cell-properties style:vertical-align="" fo:background-color="#434343" fo:padding="0.0694in" fo:border-left="1pt solid #000000" fo:border-right="1.5pt solid #000000" fo:border-top="1.5pt solid #000000" fo:border-bottom="1.5pt solid #000000">
        <style:background-image/>
      </style:table-cell-properties>
    </style:style>
    <style:style style:name="Table2.A2" style:family="table-cell">
      <style:table-cell-properties style:vertical-align="" fo:padding="0.0694in" fo:border-left="1pt solid #000000" fo:border-right="1pt solid #000000" fo:border-top="1.5pt solid #000000" fo:border-bottom="1pt solid #000000"/>
    </style:style>
    <style:style style:name="Table2.B2" style:family="table-cell">
      <style:table-cell-properties style:vertical-align="" fo:padding="0.0694in" fo:border-left="1pt solid #000000" fo:border-right="1pt solid #000000" fo:border-top="1.5pt solid #000000" fo:border-bottom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 fo:orphans="0" fo:widows="0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7" style:family="paragraph" style:parent-style-name="Standard" style:list-style-name="WWNum1">
      <style:paragraph-properties fo:margin-left="0.5in" fo:margin-right="0in" fo:line-height="150%" fo:text-align="justify" style:justify-single-word="false" fo:text-indent="-0.25in" style:auto-text-indent="false"/>
    </style:style>
    <style:style style:name="P8" style:family="paragraph" style:parent-style-name="Standard" style:master-page-name="Standard">
      <style:paragraph-properties fo:line-height="150%" fo:text-align="justify" style:justify-single-word="false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color="#ffffff" fo:font-size="12pt" fo:font-weight="bold" style:font-size-asian="12pt" style:font-weight-asian="bold" style:font-size-complex="12pt"/>
    </style:style>
    <style:style style:name="T5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aroliny Cardoso de França<text:tab/><text:tab/>6° DSM, FATEC Araras</text:span></text:p>
      <text:p text:style-name="P1"><text:span text:style-name="T1">Gustavo Henrique Pinto<text:tab/><text:tab/><text:tab/>6° DSM, FATEC Araras</text:span></text:p>
      <text:p text:style-name="P3"/>
      <text:p text:style-name="P1"><text:span text:style-name="T3">Utilização de bancos não relacionais em ambientes de nuvem</text:span></text:p>
      <text:p text:style-name="P3"/>
      <text:p text:style-name="P1"><text:span text:style-name="T1">Os bancos de dados não relacionais se fazem presentes nos ambientes de nuvem, por suas características únicas, como escalabilidade horizontal e elasticidade. Os principais DBaaS não relacionais oferecidos por provedores de nuvem são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4">Provedor</text:span></text:p>
          </table:table-cell>
          <table:table-cell table:style-name="Table1.A1" office:value-type="string">
            <text:p text:style-name="P2"><text:span text:style-name="T4">Serviço</text:span></text:p>
          </table:table-cell>
          <table:table-cell table:style-name="Table1.A1" office:value-type="string">
            <text:p text:style-name="P2"><text:span text:style-name="T4">Modelo</text:span></text:p>
          </table:table-cell>
          <table:table-cell table:style-name="Table1.D1" office:value-type="string">
            <text:p text:style-name="P2"><text:span text:style-name="T4">Descrição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">GCP</text:span></text:p>
          </table:table-cell>
          <table:table-cell table:style-name="Table1.B2" office:value-type="string">
            <text:p text:style-name="P2"><text:span text:style-name="T1">Firestore</text:span></text:p>
          </table:table-cell>
          <table:table-cell table:style-name="Table1.C2" office:value-type="string">
            <text:p text:style-name="P2"><text:span text:style-name="T1">Orientado a documentos</text:span></text:p>
          </table:table-cell>
          <table:table-cell table:style-name="Table1.D2" office:value-type="string">
            <text:p text:style-name="P2"><text:span text:style-name="T1">Serviço de banco de dados NoSQL orientado a documentos, se destaca pela sua grande escalabilidade e desempenho de leitura e escrita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1">Azure</text:span></text:p>
          </table:table-cell>
          <table:table-cell table:style-name="Table1.B3" office:value-type="string">
            <text:p text:style-name="P2"><text:span text:style-name="T1">CosmosDB</text:span></text:p>
          </table:table-cell>
          <table:table-cell table:style-name="Table1.C3" office:value-type="string">
            <text:p text:style-name="P2"><text:span text:style-name="T1">SQL e NoSQL</text:span></text:p>
          </table:table-cell>
          <table:table-cell table:style-name="Table1.D3" office:value-type="string">
            <text:p text:style-name="P2"><text:span text:style-name="T1">Banco de dados de alto desempenho, compatível com PostgreSQL, focado em alta escalabilidade e em fluxos de trabalho de analytics</text:span></text:p>
          </table:table-cell>
        </table:table-row>
        <table:table-row table:style-name="Table1.1">
          <table:table-cell table:style-name="Table1.A4" office:value-type="string">
            <text:p text:style-name="P2"><text:span text:style-name="T1">AWS</text:span></text:p>
          </table:table-cell>
          <table:table-cell table:style-name="Table1.B4" office:value-type="string">
            <text:p text:style-name="P2"><text:span text:style-name="T1">Neptune</text:span></text:p>
          </table:table-cell>
          <table:table-cell table:style-name="Table1.C4" office:value-type="string">
            <text:p text:style-name="P2"><text:span text:style-name="T1">Orientado a grafos</text:span></text:p>
          </table:table-cell>
          <table:table-cell table:style-name="Table1.D4" office:value-type="string">
            <text:p text:style-name="P2"><text:span text:style-name="T1">DBaaS orientado a grafos, oferecendo grande escalabilidade e desempenho para fluxos de trabalho orientados a relacionamentos entre os dados.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T1">AWS</text:span></text:p>
          </table:table-cell>
          <table:table-cell table:style-name="Table1.B5" office:value-type="string">
            <text:p text:style-name="P2"><text:span text:style-name="T1">DynamoDB</text:span></text:p>
          </table:table-cell>
          <table:table-cell table:style-name="Table1.C5" office:value-type="string">
            <text:p text:style-name="P2"><text:span text:style-name="T1">Chave-Valor</text:span></text:p>
          </table:table-cell>
          <table:table-cell table:style-name="Table1.D5" office:value-type="string">
            <text:p text:style-name="P2"><text:span text:style-name="T1">Serviço de bancos de dados NoSQL altamente escalável que usa um modelo Chave-Valor, focado em oferecer performance de milissegundos</text:span></text:p>
          </table:table-cell>
        </table:table-row>
      </table:table>
      <text:p text:style-name="P3"/>
      <text:p text:style-name="P1"><text:span text:style-name="T1">Diferentes provedores oferecem recursos adicionais para a otimização do desempenho, da segurança e da escalabilidade do banco, sob a forma de produtos como monitoramento avançado, backups automatizados, replicação geográfica e muito mais, podendo ou não ter alterações de valores e planos.</text:span></text:p>
      <text:p text:style-name="P3"/>
      <text:p text:style-name="P1"><text:span text:style-name="T1">Esses bancos de dados não relacionais são muito utilizados por conta das vantagens que oferecem, principalmente em relação a sua escala e desempenho, como as descritas pela tabela abaixo:</text:span></text:p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<text:span text:style-name="T4">Vantagens</text:span></text:p>
          </table:table-cell>
          <table:table-cell table:style-name="Table2.B1" office:value-type="string">
            <text:p text:style-name="P5"><text:span text:style-name="T4">Desvantagens</text:span></text:p>
          </table:table-cell>
        </table:table-row>
        <table:table-row table:style-name="Table2.1">
          <table:table-cell table:style-name="Table2.A2" office:value-type="string">
            <text:p text:style-name="P5"><text:span text:style-name="T1">Fácil adaptação</text:span></text:p>
          </table:table-cell>
          <table:table-cell table:style-name="Table2.B2" office:value-type="string">
            <text:p text:style-name="P5"><text:span text:style-name="T1">Consultas limitadas, normalmente sem muitas opções de filtros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">Baixa latência</text:span></text:p>
          </table:table-cell>
          <table:table-cell table:style-name="Table2.B3" office:value-type="string">
            <text:p text:style-name="P5"><text:span text:style-name="T1">Dificuldade de integração com ferramentas de BI e analytics</text:span></text:p>
          </table:table-cell>
        </table:table-row>
        <table:table-row table:style-name="Table2.1">
          <table:table-cell table:style-name="Table2.A4" office:value-type="string">
            <text:p text:style-name="P5"><text:span text:style-name="T1">Armazenamento de dados não estruturados</text:span></text:p>
          </table:table-cell>
          <table:table-cell table:style-name="Table2.B4" office:value-type="string">
            <text:p text:style-name="P2"><text:span text:style-name="T1">Em sua maioria suportam transações complexas e rigorosas (ACID)</text:span></text:p>
          </table:table-cell>
        </table:table-row>
        <table:table-row table:style-name="Table2.1">
          <table:table-cell table:style-name="Table2.A5" office:value-type="string">
            <text:p text:style-name="P5"><text:span text:style-name="T1">Escalabilidade horizontal a partir da adição de mais máquinas ao ambiente</text:span></text:p>
          </table:table-cell>
          <table:table-cell table:style-name="Table2.B5" office:value-type="string">
            <text:p text:style-name="P6"/>
          </table:table-cell>
        </table:table-row>
      </table:table>
      <text:p text:style-name="P3"/>
      <text:p text:style-name="P1"><text:span text:style-name="T1">A utilização de bancos de dados não relacionais em ambientes de nuvem é de suma importância para negócios colaborativos, por serem altamente escaláveis e estarem em constante evolução, características que também facilitam sua adoção em ecossistemas de microsserviços, que nem sempre compartilham a mesma estrutura de dados.</text:span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"><text:span text:style-name="T3">Bibliografia</text:span></text:p>
      <text:p text:style-name="P4"/>
      <text:list xml:id="list3953604254" text:style-name="WWNum1">
        <text:list-item>
          <text:p text:style-name="P7"><text:span text:style-name="T3">Cloud SQL</text:span><text:span text:style-name="T1">. Disponível em: </text:span><text:a xlink:type="simple" xlink:href="https://cloud.google.com/sql?hl=pt-br" text:style-name="ListLabel_20_10" text:visited-style-name="ListLabel_20_10"><text:span text:style-name="T5">https://cloud.google.com/sql?hl=pt-br</text:span></text:a><text:span text:style-name="T1">. Acesso em 27 de agosto de 2023. </text:span></text:p>
        </text:list-item>
        <text:list-item>
          <text:p text:style-name="P7"><text:span text:style-name="T3">BigQuery.</text:span><text:span text:style-name="T1"> </text:span><text:span text:style-name="T3">Data warehouse em nuvem para impulsionar sua inovação orientada</text:span><text:span text:style-name="T1"> </text:span><text:span text:style-name="T3">por dados.</text:span><text:span text:style-name="T1"> Disponível em: </text:span><text:a xlink:type="simple" xlink:href="https://cloud.google.com/bigquery?hl=pt-br" text:style-name="ListLabel_20_10" text:visited-style-name="ListLabel_20_10"><text:span text:style-name="T5">https://cloud.google.com/bigquery?hl=pt-br</text:span></text:a><text:span text:style-name="T1">. Acesso em 27 de agosto de 2023. </text:span></text:p>
        </text:list-item>
        <text:list-item>
          <text:p text:style-name="P7"><text:span text:style-name="T3">Azure Cosmos DB.</text:span><text:span text:style-name="T1"> Disponível em: </text:span><text:a xlink:type="simple" xlink:href="https://azure.microsoft.com/pt-br/products/cosmos-db" text:style-name="ListLabel_20_10" text:visited-style-name="ListLabel_20_10"><text:span text:style-name="T5">https://azure.microsoft.com/pt-br/products/cosmos-db</text:span></text:a><text:span text:style-name="T1">. Acesso em 27 de agosto de 2023. </text:span></text:p>
        </text:list-item>
        <text:list-item>
          <text:p text:style-name="P7"><text:span text:style-name="T3">Amazon Redshift. A melhor relação entre preço e performance para data warehouse na nuvem</text:span><text:span text:style-name="T1">. Disponível em: </text:span><text:a xlink:type="simple" xlink:href="https://aws.amazon.com/pt/redshift/" text:style-name="ListLabel_20_10" text:visited-style-name="ListLabel_20_10"><text:span text:style-name="T5">https://aws.amazon.com/pt/redshift/</text:span></text:a><text:span text:style-name="T1">. Acesso em 27 de agosto de 2023.</text:span></text:p>
        </text:list-item>
        <text:list-item>
          <text:p text:style-name="P7"><text:span text:style-name="T3">Amazon Neptune. Banco de dados de grafos com tecnologia sem servidor criado para escalabilidade e disponibilidade superiores.</text:span><text:span text:style-name="T1"> Disponível em: </text:span><text:a xlink:type="simple" xlink:href="https://aws.amazon.com/pt/neptune/" text:style-name="ListLabel_20_10" text:visited-style-name="ListLabel_20_10"><text:span text:style-name="T5">https://aws.amazon.com/pt/neptune/</text:span></text:a><text:span text:style-name="T1">. Acesso em 27 de agosto de 2023.</text:span></text:p>
        </text:list-item>
        <text:list-item>
          <text:p text:style-name="P7"><text:span text:style-name="T3">Amazon DynamoDB. Fast and flexible NoSQL database service for any scale.</text:span><text:span text:style-name="T1"> Disponível em: </text:span><text:a xlink:type="simple" xlink:href="https://www.amazonaws.cn/en/dynamodb/" text:style-name="ListLabel_20_10" text:visited-style-name="ListLabel_20_10"><text:span text:style-name="T5">https://www.amazonaws.cn/en/dynamodb/</text:span></text:a><text:span text:style-name="T1">. Acesso em 27 de agosto de 2023.</text:span></text:p>
        </text:list-item>
        <text:list-item>
          <text:p text:style-name="P7"><text:span text:style-name="T1">Pedro Barros. </text:span><text:span text:style-name="T3">O que é ACID?</text:span><text:span text:style-name="T1">. 4 de maio de 2016. Disponível em: </text:span><text:a xlink:type="simple" xlink:href="https://medium.com/opensanca/o-que-%C3%A9-acid-59b11a81e2c6" text:style-name="ListLabel_20_10" text:visited-style-name="ListLabel_20_10"><text:span text:style-name="T5">https://medium.com/opensanca/o-que-%C3%A9-acid-59b11a81e2c6</text:span></text:a><text:span text:style-name="T1">. Acesso em 27 de agosto de 2023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44" meta:word-count="471" meta:character-count="3300" meta:non-whitespace-character-count="2874"/>
    <meta:generator>LibreOfficeDev/6.0.5.2$Linux_X86_64 LibreOffice_project/</meta:generator>
  </office:meta>
</office:document-meta>
</file>